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1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8" calcext:value-type="float">
            <text:p>0.79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table:number-columns-repeated="2"/>
          <table:table-cell office:value-type="float" office:value="0.617" calcext:value-type="float">
            <text:p>0.617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3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8" calcext:value-type="float">
            <text:p>0.878</text:p>
          </table:table-cell>
          <table:table-cell office:value-type="float" office:value="0.616" calcext:value-type="float">
            <text:p>0.616</text:p>
          </table:table-cell>
          <table:table-cell office:value-type="float" office:value="0.92" calcext:value-type="float">
            <text:p>0.92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" calcext:value-type="float">
            <text:p>0.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Mixtral-8x7b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15" calcext:value-type="float">
            <text:p>0.715</text:p>
          </table:table-cell>
          <table:table-cell office:value-type="float" office:value="0.408" calcext:value-type="float">
            <text:p>0.4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95" calcext:value-type="float">
            <text:p>0.4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1" calcext:value-type="float">
            <text:p>0.621</text:p>
          </table:table-cell>
          <table:table-cell office:value-type="float" office:value="0.357" calcext:value-type="float">
            <text:p>0.357</text:p>
          </table:table-cell>
        </table:table-row>
      </table:table>
      <table:table table:name="csv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llm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Llama 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table:number-columns-repeated="2"/>
          <table:table-cell office:value-type="string" calcext:value-type="string">
            <text:p>Llama 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8" calcext:value-type="float">
            <text:p>0.878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Llama 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Llama 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15" calcext:value-type="float">
            <text:p>0.715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Mixtral-8x7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95" calcext:value-type="float">
            <text:p>0.495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ixtral-8x7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98" calcext:value-type="float">
            <text:p>0.79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Llama 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17" calcext:value-type="float">
            <text:p>0.617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Llama 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92" calcext:value-type="float">
            <text:p>0.9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Llama 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2" calcext:value-type="float">
            <text:p>0.682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Llama 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Mixtral-8x7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21" calcext:value-type="float">
            <text:p>0.621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Mixtral-8x7b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5T18:36:02.719407883</meta:creation-date>
    <meta:generator>LibreOffice/25.2.3.2$MacOSX_AARCH64 LibreOffice_project/bbb074479178df812d175f709636b368952c2ce3</meta:generator>
    <dc:date>2025-05-06T20:07:33.732483000</dc:date>
    <meta:editing-duration>PT1H47M29S</meta:editing-duration>
    <meta:editing-cycles>9</meta:editing-cycles>
    <meta:document-statistic meta:table-count="2" meta:cell-count="112" meta:object-count="0"/>
  </office:meta>
</office:document-meta>
</file>